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uskeysUser.getAddres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Activa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HauskeysUser( String creatorsName , Date createTimestamp , HauskeysUserDao dao , String id , String description , String firstName , String lastName , String password , String mobile , String email , String notifyBy , String mobileCarrier , String tokenPin , String midletName , String failuresInEpoch , String activationKey , String realm , String secret , String label , String movingFactor , String address1 , String address2 , String city , String stateProvRegion , String zipPostalCode , String country , String company ,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uskeysUser.getStateProv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Sec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TokenP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Address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Moving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Comp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FailuresInEpo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Mob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HauskeysUser( String creatorsName , Date createTimestamp , String modifiersName , Date modifyTimestamp , HauskeysUserDao dao , String id , String description , String firstName , String lastName , String password , String mobile , String email , String notifyBy , String mobileCarrier , String tokenPin , String midletName , String failuresInEpoch , String activationKey , String realm , String secret , String label , String movingFactor , String address1 , String address2 , String city , String stateProvRegion , String zipPostalCode , String country , String company ,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auskeysUser.getMid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ZipPostal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MobileCarr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NotifyB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